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ataset</text:p>
          </table:table-cell>
          <table:table-cell office:value-type="string" table:style-name="ce1">
            <text:p>Monthly Sales</text:p>
          </table:table-cell>
          <table:table-cell table:style-name="ce1"/>
          <table:table-cell office:value-type="string" table:style-name="ce1">
            <text:p>Descriptive Statistic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ore A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string" table:style-name="ce1">
            <text:p>Maximu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ore B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1">
            <text:p>Minimu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ore C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string" table:style-name="ce1">
            <text:p>Range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ore D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string" table:style-name="ce1">
            <text:p>Averag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ore E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string" table:style-name="ce1">
            <text:p>Media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ore F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string" table:style-name="ce1">
            <text:p>Mod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ore G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string" table:style-name="ce1">
            <text:p>Standard Devi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ore H</text:p>
          </table:table-cell>
          <table:table-cell office:value-type="float" office:value="72" table:style-name="ce1">
            <text:p>7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ore I</text:p>
          </table:table-cell>
          <table:table-cell office:value-type="float" office:value="43" table:style-name="ce1">
            <text:p>4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ore J</text:p>
          </table:table-cell>
          <table:table-cell office:value-type="float" office:value="48" table:style-name="ce1">
            <text:p>4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ore K</text:p>
          </table:table-cell>
          <table:table-cell office:value-type="float" office:value="46" table:style-name="ce1">
            <text:p>4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ore L</text:p>
          </table:table-cell>
          <table:table-cell office:value-type="float" office:value="50" table:style-name="ce1">
            <text:p>50</text:p>
          </table:table-cell>
          <table:table-cell table:number-columns-repeated="16382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yanuris campusano</meta:initial-creator>
    <dc:creator>yanuris campusano</dc:creator>
    <meta:creation-date>2026-03-25T16:54:37Z</meta:creation-date>
    <dc:date>2026-03-27T00:15:03Z</dc:date>
  </office:meta>
</office:document-meta>
</file>